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CONCERNING THE PREINCARNATE CHRIST (1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ACTS CONCERNING THE PREINCARNATE CHRIST (1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lationship to the Father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lationship to the Father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Christ's eternality is declared (1:1a, 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hrist's deity is declared (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ACTS CONCERNING THE PREINCARNATE CHRIST (1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elationship to the Father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lationship to the world (1:3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lationship to the world (1:3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the sole creator (1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light and life (1:4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FACTS CONCERNING THE PREINCARNATE CHRIST (1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lationship to the Father (1:1-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lationship to the world (1:3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FACTS CONCERNING THE PREINCARNATE CHRIST (1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FACTS CONCERNING THE INCARNATE CHRIST (1:6-5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FACTS CONCERNING THE INCARNATE CHRIST (1:6-51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iracle (1: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ission (1:10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mission (1:10-13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Some rejected him (1:10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Some received him (1:12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FACTS CONCERNING THE INCARNATE CHRIST (1:6-51)<text:s text:c="1"/></text:span><text:span text:style-name="a557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miracle (1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ission (1:10-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n (1:6-9, 15-5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men (1:6-9, 15-51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Christ's faithful forerunner (1:6-9, 15-34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<text:s text:c="1"/>Christ's faithful forerunner (1:6-9, 15-34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John the Baptist and the crowds (1:6-9, 15-18):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ohn the Baptist and the crowds (1:6-9, 15-18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e is to serve as a witness to Christ (1:6-9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Christ is greater than John or Moses (1:15-1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Christ's faithful forerunner (1:6-9, 15-3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John the Baptist and the crowds (1:6-9, 15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ohn the Baptist and the critics (1:19-28): John speaks to the Pharisees who are sent to cross-examine him.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John says that he is not the Messiah (1:19-20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ohn says that he is not Elijah (1:2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John says that he has been sent to prepare the way for the Lord (1:22-28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Christ's faithful forerunner (1:6-9, 15-34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John the Baptist and the crowds (1:6-9, 15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ohn the Baptist and the Christ (1:29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ohn the Baptist and the Christ (1:29-34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ntroduces the Saviour (1:29-31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baptizes the Saviour (1:32-34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Christ's faithful forerunner (1:6-9, 15-34)<text:s text:c="1"/></text:span><text:span text:style-name="a676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John the Baptist and the crowds (1:6-9, 15-1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John the Baptist and the Christ (1:29-3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men (1:6-9, 15-51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hrist's faithful forerunner (1:6-9, 15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Christ's first five followers (1:35-5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Christ's first five followers (1:35-51)<text:s text:c="1"/></text:span><text:span text:style-name="a709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Andrew and John the apostle (1:35-3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Peter (1:40-4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Philip (1:4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Nathanael (1:44-51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men (1:6-9, 15-51)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Christ's faithful forerunner (1:6-9, 15-3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Christ's first five followers (1:35-5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2" draw:style-name="a743" draw:master-page-name="Master1-Layout12-tx-Title-and-Text" presentation:presentation-page-layout-name="Master1-PPL12" draw:id="Slide-277">
        <draw:frame draw:id="id125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FACTS CONCERNING THE INCARNATE CHRIST (1:6-51)<text:s text:c="1"/></text:span><text:span text:style-name="a745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miracle (1:14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mission (1:10-13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men (1:6-9, 15-5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JOHN 1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FACTS CONCERNING THE PREINCARNATE CHRIST (1:1-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FACTS CONCERNING THE INCARNATE CHRIST (1:6-5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</dc:title>
    <meta:initial-creator>David STRICKLAND</meta:initial-creator>
    <dc:creator>David STRICKLAND</dc:creator>
    <meta:creation-date>2020-02-22T19:28:47Z</meta:creation-date>
    <dc:date>2020-02-22T19:28:47Z</dc:date>
    <meta:template xlink:href="BibleStudy" xlink:type="simple"/>
    <meta:editing-cycles>1</meta:editing-cycles>
    <meta:editing-duration>PT0S</meta:editing-duration>
    <meta:document-statistic meta:paragraph-count="72" meta:word-count="659"/>
  </office:meta>
</office:document-meta>
</file>